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220986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1c93d8" officeooo:paragraph-rsid="001c93d8"/>
    </style:style>
    <style:style style:name="P3" style:family="paragraph" style:parent-style-name="Standard">
      <style:paragraph-properties fo:text-align="center" style:justify-single-word="false"/>
      <style:text-properties fo:language="fr" fo:country="FR" officeooo:rsid="001e9b11" officeooo:paragraph-rsid="001e9b11"/>
    </style:style>
    <style:style style:name="P4" style:family="paragraph" style:parent-style-name="Standard">
      <style:paragraph-properties fo:text-align="center" style:justify-single-word="false"/>
      <style:text-properties fo:language="fr" fo:country="FR" officeooo:rsid="00206573" officeooo:paragraph-rsid="0021e28a"/>
    </style:style>
    <style:style style:name="P5" style:family="paragraph" style:parent-style-name="Standard">
      <style:paragraph-properties fo:text-align="center" style:justify-single-word="false"/>
      <style:text-properties fo:font-size="15pt" fo:language="fr" fo:country="FR" officeooo:rsid="001e9b11" officeooo:paragraph-rsid="001e9b11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5pt" fo:language="fr" fo:country="FR" officeooo:rsid="00220986" officeooo:paragraph-rsid="00220986" style:font-size-asian="15pt" style:font-size-complex="15pt"/>
    </style:style>
    <style:style style:name="P7" style:family="paragraph" style:parent-style-name="Standard">
      <style:paragraph-properties fo:text-align="center" style:justify-single-word="false"/>
      <style:text-properties officeooo:rsid="00237fd6" officeooo:paragraph-rsid="00237fd6"/>
    </style:style>
    <style:style style:name="P8" style:family="paragraph" style:parent-style-name="Standard">
      <style:paragraph-properties fo:text-align="center" style:justify-single-word="false"/>
      <style:text-properties fo:language="fr" fo:country="FR" officeooo:rsid="001c93d8" officeooo:paragraph-rsid="001c93d8"/>
    </style:style>
    <style:style style:name="P9" style:family="paragraph" style:parent-style-name="Standard">
      <style:paragraph-properties fo:text-align="center" style:justify-single-word="false"/>
      <style:text-properties fo:language="fr" fo:country="FR" officeooo:rsid="0021e28a" officeooo:paragraph-rsid="0021e28a"/>
    </style:style>
    <style:style style:name="P10" style:family="paragraph" style:parent-style-name="Standard">
      <style:paragraph-properties fo:text-align="center" style:justify-single-word="false"/>
      <style:text-properties fo:language="fr" fo:country="FR" officeooo:rsid="0021e28a" officeooo:paragraph-rsid="0026adde"/>
    </style:style>
    <style:style style:name="P11" style:family="paragraph" style:parent-style-name="Standard">
      <style:paragraph-properties fo:text-align="center" style:justify-single-word="false"/>
      <style:text-properties fo:language="fr" fo:country="FR" officeooo:rsid="0021e28a" officeooo:paragraph-rsid="00280581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rsid="0021e28a" officeooo:paragraph-rsid="0028c5b6"/>
    </style:style>
    <style:style style:name="P13" style:family="paragraph" style:parent-style-name="Standard">
      <style:paragraph-properties fo:text-align="center" style:justify-single-word="false"/>
      <style:text-properties fo:language="fr" fo:country="FR" officeooo:rsid="0021e28a" officeooo:paragraph-rsid="002983eb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220986" officeooo:paragraph-rsid="00220986"/>
    </style:style>
    <style:style style:name="P15" style:family="paragraph" style:parent-style-name="Standard">
      <style:paragraph-properties fo:text-align="center" style:justify-single-word="false"/>
      <style:text-properties fo:language="fr" fo:country="FR" officeooo:rsid="00220986" officeooo:paragraph-rsid="00237fd6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237fd6" officeooo:paragraph-rsid="00237fd6"/>
    </style:style>
    <style:style style:name="P17" style:family="paragraph" style:parent-style-name="Standard">
      <style:paragraph-properties fo:text-align="center" style:justify-single-word="false"/>
      <style:text-properties fo:language="fr" fo:country="FR" officeooo:rsid="0024c4e0" officeooo:paragraph-rsid="0024c4e0"/>
    </style:style>
    <style:style style:name="P18" style:family="paragraph" style:parent-style-name="Standard">
      <style:paragraph-properties fo:text-align="center" style:justify-single-word="false"/>
      <style:text-properties fo:language="fr" fo:country="FR" officeooo:rsid="0026adde" officeooo:paragraph-rsid="0026adde"/>
    </style:style>
    <style:style style:name="P19" style:family="paragraph" style:parent-style-name="Standard">
      <style:paragraph-properties fo:text-align="center" style:justify-single-word="false"/>
      <style:text-properties fo:language="fr" fo:country="FR" officeooo:rsid="00280581" officeooo:paragraph-rsid="00280581"/>
    </style:style>
    <style:style style:name="P20" style:family="paragraph" style:parent-style-name="Standard">
      <style:paragraph-properties fo:text-align="center" style:justify-single-word="false"/>
      <style:text-properties fo:language="fr" fo:country="FR" fo:font-weight="bold" officeooo:rsid="00280581" officeooo:paragraph-rsid="00280581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language="fr" fo:country="FR" fo:font-weight="bold" officeooo:rsid="0026adde" officeooo:paragraph-rsid="0026add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language="fr" fo:country="FR" fo:font-weight="bold" officeooo:rsid="00281f48" officeooo:paragraph-rsid="00281f4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language="fr" fo:country="FR" fo:font-weight="normal" officeooo:rsid="002983eb" officeooo:paragraph-rsid="002983eb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3pt" fo:language="fr" fo:country="FR" fo:font-weight="bold" officeooo:rsid="00280581" officeooo:paragraph-rsid="00280581" style:font-size-asian="13pt" style:font-weight-asian="bold" style:font-size-complex="13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21e28a"/>
    </style:style>
    <style:style style:name="T3" style:family="text">
      <style:text-properties fo:language="fr" fo:country="FR" officeooo:rsid="00220986"/>
    </style:style>
    <style:style style:name="T4" style:family="text">
      <style:text-properties fo:language="fr" fo:country="FR" officeooo:rsid="00236a6f"/>
    </style:style>
    <style:style style:name="T5" style:family="text">
      <style:text-properties fo:language="fr" fo:country="FR" officeooo:rsid="00237fd6"/>
    </style:style>
    <style:style style:name="T6" style:family="text">
      <style:text-properties fo:language="fr" fo:country="FR" officeooo:rsid="00238882"/>
    </style:style>
    <style:style style:name="T7" style:family="text">
      <style:text-properties officeooo:rsid="00206573"/>
    </style:style>
    <style:style style:name="T8" style:family="text">
      <style:text-properties officeooo:rsid="0021e28a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6adde" style:font-weight-asian="bold" style:font-weight-complex="bold"/>
    </style:style>
    <style:style style:name="T11" style:family="text">
      <style:text-properties fo:font-weight="bold" officeooo:rsid="0028c5b6" style:font-weight-asian="bold" style:font-weight-complex="bold"/>
    </style:style>
    <style:style style:name="T12" style:family="text">
      <style:text-properties fo:font-weight="bold" officeooo:rsid="002983eb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81f48" style:font-weight-asian="normal" style:font-weight-complex="normal"/>
    </style:style>
    <style:style style:name="T15" style:family="text">
      <style:text-properties fo:font-weight="normal" officeooo:rsid="0028c5b6" style:font-weight-asian="normal" style:font-weight-complex="normal"/>
    </style:style>
    <style:style style:name="T16" style:family="text">
      <style:text-properties fo:font-weight="normal" officeooo:rsid="002983eb" style:font-weight-asian="normal" style:font-weight-complex="normal"/>
    </style:style>
    <style:style style:name="T17" style:family="text">
      <style:text-properties officeooo:rsid="00279ce7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EXT ADVENTURE</text:p>
      <text:p text:style-name="P5"/>
      <text:p text:style-name="P5"/>
      <text:p text:style-name="P6">By Gwendal Pruny</text:p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Hall d’entrée</text:p>
      <text:p text:style-name="P2"/>
      <text:p text:style-name="P3"><text:span text:style-name="T9">map </text:span><text:span text:style-name="T13">:</text:span><text:span text:style-name="T9"> </text:span><text:span text:style-name="T7">Tu est</text:span> dans le hall d’entrée de AU Academy</text:p>
      <text:p text:style-name="P3"><text:span text:style-name="T9">déjà entré </text:span>: <text:span text:style-name="T7">Tu est</text:span> dans le hall d’entrée de AU Academy, il y a beaucoup d’élèves!</text:p>
      <text:p text:style-name="P4"><text:span text:style-name="T9">First entry </text:span>: <text:span text:style-name="T8">Tu viens d’entrée dans le hall de AU Academy, bizarement il n’y a aucun élève</text:span></text:p>
      <text:p text:style-name="P9">seulement une dame a l’acceuille et des crie de joie ou de pleure d’une foule au loin que tu n’arrive pas a disserner.</text:p>
      <text:p text:style-name="P9">----------------------------------</text:p>
      <text:p text:style-name="P9"/>
      <text:p text:style-name="P1"><text:span text:style-name="T2">T</text:span><text:span text:style-name="T3">ALK : <text:s/></text:span><text:span text:style-name="T5">to evelyn</text:span></text:p>
      <text:p text:style-name="P14">Vous : Bonjour je m’apppel ???, je suis la pour m’inscrire a AU vous pouvez maider, je suis au bonne endroit ?</text:p>
      <text:p text:style-name="P1"><text:span text:style-name="T3">???? : Bonjour je t’attendait ???? , </text:span><text:span text:style-name="T4">le proviseur veut te voir </text:span><text:span text:style-name="T5">sont bureau est derrière tu peut y allez mais avent je te conseil d’allez voir le jeune garcons si tu ne la pas déjà fait, il vient tout comme toi d’arriver, hésirte pas a m’apeller evelyn et venir me voir si tu a des questions </text:span></text:p>
      <text:p text:style-name="P16">Vous : Merci evelyn</text:p>
      <text:p text:style-name="P16">TALK : to jeune garcons</text:p>
      <text:p text:style-name="P16">Vous : B-Bonjour ??</text:p>
      <text:p text:style-name="P16">??? : ….</text:p>
      <text:p text:style-name="P16">Vous : Vous allez bien ?</text:p>
      <text:p text:style-name="P16">??? : n’entre SURTOUT pas dans le bureau du proviseur ils sont tousse FOU !!!!!</text:p>
      <text:p text:style-name="P16">Vous : Que c’est-il passez ? </text:p>
      <text:p text:style-name="P7"><text:span text:style-name="T1">??? : </text:span><text:span text:style-name="T6">Laisse moi tranquille !!! Dégage !! sort d’ici !</text:span></text:p>
      <text:p text:style-name="P15"/>
      <text:p text:style-name="P15"/>
      <text:p text:style-name="P15"/>
      <text:p text:style-name="P15">MOOVE :</text:p>
      <text:p text:style-name="P17">Bureau du proviseur, exterieur</text:p>
      <text:p text:style-name="P17"/>
      <text:p text:style-name="P17"><text:soft-page-break/><text:span text:style-name="T19">Bureau du proviseur</text:span> </text:p>
      <text:p text:style-name="P17"/>
      <text:p text:style-name="P17"><text:span text:style-name="T9">map </text:span>: Tu est dans le bureau du proviseur</text:p>
      <text:p text:style-name="P17">déjà entrer : Le provisuer a l’air occuepr </text:p>
      <text:p text:style-name="P17"><text:span text:style-name="T9">First entry : </text:span>Quand tu entre dans la pièce, tu vois seulement de dos le proviseur assis sur ca chaisse <text:span text:style-name="T17">en face d’une énorme baie vitré</text:span>. Intimider vous vous annoncer et raprocher doussement.</text:p>
      <text:p text:style-name="P10">----------------------------------</text:p>
      <text:p text:style-name="P21">TALK proviseur :</text:p>
      <text:p text:style-name="P18"><text:span text:style-name="T9">Vous </text:span>: E..Excuser-moi ! </text:p>
      <text:p text:style-name="P18"><text:span text:style-name="T9">Proviseur </text:span>: Du calme pas besoin de criez ! Vien raproche toi regarde ce spétacle.</text:p>
      <text:p text:style-name="P18"><text:span text:style-name="T9">Vous </text:span>: Ce sont des élève qui ce batte  <text:span text:style-name="T17">a l’exterieur </text:span>! Il bouge si vite je n’arrive pas a les suivre !</text:p>
      <text:p text:style-name="P18"><text:span text:style-name="T18">Proviseur </text:span>: HaHA, nous n’avons pas les même notrion de vitesse mon ami !</text:p>
      <text:p text:style-name="P18"><text:span text:style-name="T9">Proviseur </text:span>: Bien tu voit la fille qui est en train de gagner le combat ?</text:p>
      <text:p text:style-name="P18">Vous : A gauche ? Oui.. </text:p>
      <text:p text:style-name="P18"><text:span text:style-name="T9">Proviseur </text:span>: Tu est son prochaine adverser</text:p>
      <text:p text:style-name="P18"><text:span text:style-name="T9">Proviseur </text:span>: Maintenant sort et affronte la </text:p>
      <text:p text:style-name="P18"><text:span text:style-name="T9">Proviseur </text:span>: Et dépèche toi elle t’attend déjà !</text:p>
      <text:p text:style-name="P18"/>
      <text:p text:style-name="P24">Exterieur</text:p>
      <text:p text:style-name="P19"/>
      <text:p text:style-name="P20">map : <text:span text:style-name="T13">Tu est dans la cour exterieur</text:span></text:p>
      <text:p text:style-name="P20">déjà entrer : <text:span text:style-name="T13">Tu est dans la cour exterieur il y a des zone</text:span><text:span text:style-name="T14">s</text:span><text:span text:style-name="T13"> d’entrainement et beaucoup d’élève.</text:span></text:p>
      <text:p text:style-name="P20">First Entry :</text:p>
      <text:p text:style-name="P22">Vous :<text:span text:style-name="T13"> Je ne comprend pas, pourquoi me demander de me battre alors que je n’es strictement aucune chance, il le savait, j’en suis sur, c’est un sadique ce type !</text:span></text:p>
      <text:p text:style-name="P22"><text:span text:style-name="T13">??? : Heyy ! ..</text:span></text:p>
      <text:p text:style-name="P22"><text:span text:style-name="T13">??? : Toi la ! T’es le prochain adversere de maeva non ? Le proviseur m’a parler de toi, t’a intérèt a y allez mollot avec elle, sinon t’aura affaire a moi !</text:span></text:p>
      <text:p text:style-name="P22"><text:span text:style-name="T13">??? : Au fait je m’appelle Pierre je suis l’oganisateur membre directionel du BDE de UA Academy Pierre !</text:span></text:p>
      <text:p text:style-name="P22"><text:span text:style-name="T13">Vous : Tu t’es répéter, et t’es juste un élève non ?</text:span></text:p>
      <text:p text:style-name="P22"><text:span text:style-name="T13">Pierre : <text:s/>Heu oui je suis aussi un élève.. Enfin bref tu comprendra bientôt, hésite pas a parler a meava</text:span></text:p>
      <text:p text:style-name="P22"><text:span text:style-name="T13">avent le combat et dès que tu est prêt vien me voir je te donnerai un conseil.</text:span></text:p>
      <text:p text:style-name="P22"><text:span text:style-name="T13">Vous : c’est pas assez scénariser si tu me le dit maintenant ? </text:span></text:p>
      <text:p text:style-name="P22"><text:span text:style-name="T13">Pierre : Oui</text:span></text:p>
      <text:p text:style-name="P22"><text:span text:style-name="T13">Vous : Vous êtes tousse bizarre <text:s/>ici ..</text:span></text:p>
      <text:p text:style-name="P22"><text:span text:style-name="T13"/></text:p>
      <text:p text:style-name="P11">----------------------------------</text:p>
      <text:p text:style-name="P12"><text:span text:style-name="T10">TALK </text:span><text:span text:style-name="T11">maeva</text:span><text:span text:style-name="T10"> :</text:span></text:p>
      <text:p text:style-name="P12"><text:span text:style-name="T10"/></text:p>
      <text:p text:style-name="P12"><text:span text:style-name="T11">meava :</text:span><text:span text:style-name="T15"> Tu est venu te battre ? Sans équipement ?</text:span></text:p>
      <text:p text:style-name="P12"><text:span text:style-name="T15">Vous : on ne m’a pas donnez d’équipement..</text:span></text:p>
      <text:p text:style-name="P13"><text:span text:style-name="T15">??? : </text:span><text:span text:style-name="T16">Salut, désoler du retard , mais ton équipement est prêt, vas-y mollo je ne sais pas encor si elle est bien stabiliser pour toi.</text:span></text:p>
      <text:p text:style-name="P13"><text:span text:style-name="T16">Vous : Pour moi ?</text:span></text:p>
      <text:p text:style-name="P13"><text:span text:style-name="T16">Maeva : allez cesson de tergiverser , affronte-moi ! </text:span></text:p>
      <text:p text:style-name="P13"><text:span text:style-name="T13"><text:s/></text:span></text:p>
      <text:p text:style-name="P13"><text:span text:style-name="T10">TALK </text:span><text:span text:style-name="T12">pierre</text:span><text:span text:style-name="T10"> :</text:span></text:p>
      <text:p text:style-name="P23">Vous : Vous vouliez me dire quoi ducoup ?</text:p>
      <text:p text:style-name="P23">Pierre : Tu as ton équipement ? Bien ..</text:p>
      <text:p text:style-name="P23">Pierre : maeva as parler de moi ?</text:p>
      <text:p text:style-name="P23"><text:soft-page-break/>Vous : non pourquoi</text:p>
      <text:p text:style-name="P23">Pierre : pour rien bonne chance pour ton combat, CHIAO !</text:p>
      <text:p text:style-name="P23">Vous : vraiment bizzarre ce type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uloir du 1er étage</text:p>
      <text:p text:style-name="P2"/>
      <text:p text:style-name="P2"/>
      <text:p text:style-name="P2">Classe 1-A ( 1er étage )</text:p>
      <text:p text:style-name="P2"/>
      <text:p text:style-name="P2"/>
      <text:p text:style-name="P2">Couloir du 2e étage</text:p>
      <text:p text:style-name="P2"/>
      <text:p text:style-name="P2"/>
      <text:p text:style-name="P2">Caféteria (2e étage)</text:p>
      <text:p text:style-name="P2"/>
      <text:p text:style-name="P2"/>
      <text:p text:style-name="P2">Salle d’entraînement (2e étage)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09:56:09.434337415</meta:creation-date>
    <meta:generator>LibreOffice/6.4.7.2$Linux_X86_64 LibreOffice_project/40$Build-2</meta:generator>
    <dc:date>2021-12-09T08:45:56.013731570</dc:date>
    <meta:editing-duration>P1DT23H19M28S</meta:editing-duration>
    <meta:editing-cycles>9</meta:editing-cycles>
    <meta:document-statistic meta:table-count="0" meta:image-count="0" meta:object-count="0" meta:page-count="3" meta:paragraph-count="70" meta:word-count="703" meta:character-count="3603" meta:non-whitespace-character-count="2954"/>
  </office:meta>
</office:document-meta>
</file>